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06cm" fo:min-width="0.698cm" draw:shadow-offset-x="0cm" draw:shadow-offset-y="0cm"/>
    </style:style>
    <style:style style:name="gr2" style:family="graphic" style:parent-style-name="standard">
      <style:graphic-properties draw:textarea-horizontal-align="justify" draw:textarea-vertical-align="middle" draw:auto-grow-height="false" fo:min-height="0.631cm" fo:min-width="0.407cm" draw:shadow-offset-x="0cm" draw:shadow-offset-y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06cm" fo:min-width="0.87cm" draw:shadow-offset-x="0cm" draw:shadow-offset-y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06cm" fo:min-width="0.784cm" draw:shadow-offset-x="0cm" draw:shadow-offset-y="0cm"/>
    </style:style>
    <style:style style:name="gr5" style:family="graphic" style:parent-style-name="standard">
      <style:graphic-properties draw:textarea-horizontal-align="justify" draw:textarea-vertical-align="middle" draw:auto-grow-height="false" fo:min-height="0.634cm" fo:min-width="8.141cm" draw:shadow-offset-x="0cm" draw:shadow-offset-y="0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517cm" fo:min-width="1.126cm" draw:shadow-offset-x="0cm" draw:shadow-offset-y="0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17cm" fo:min-width="1.125cm" draw:shadow-offset-x="0cm" draw:shadow-offset-y="0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517cm" fo:min-width="1.126cm" draw:shadow-offset-x="0cm" draw:shadow-offset-y="0cm"/>
    </style:style>
    <style:style style:name="gr9" style:family="graphic" style:parent-style-name="objectwithoutfill">
      <style:graphic-properties draw:marker-end="Arrow" draw:marker-end-width="0.3cm" draw:fill="none" draw:textarea-vertical-align="middle" draw:shadow-offset-x="0cm" draw:shadow-offset-y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372cm" fo:min-width="0.954cm" draw:shadow-offset-x="0cm" draw:shadow-offset-y="0cm"/>
    </style:style>
    <style:style style:name="gr11" style:family="graphic" style:parent-style-name="Default_5f_1">
      <style:graphic-properties draw:textarea-horizontal-align="justify" draw:textarea-vertical-align="middle" draw:auto-grow-height="false" fo:min-height="0.442cm" fo:min-width="0.166cm" draw:shadow-offset-x="0cm" draw:shadow-offset-y="0cm"/>
    </style:style>
    <style:style style:name="gr12" style:family="graphic" style:parent-style-name="Default_5f_1">
      <style:graphic-properties draw:textarea-horizontal-align="justify" draw:textarea-vertical-align="middle" draw:auto-grow-height="false" fo:min-height="0.378cm" fo:min-width="0.106cm" draw:shadow-offset-x="0cm" draw:shadow-offset-y="0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883cm" fo:min-width="0.711cm" draw:shadow-offset-x="0cm" draw:shadow-offset-y="0cm"/>
    </style:style>
    <style:style style:name="gr14" style:family="graphic" style:parent-style-name="objectwithoutfill">
      <style:graphic-properties draw:marker-end="Arrow" draw:marker-end-width="0.3cm" draw:fill="none" draw:textarea-vertical-align="middle" draw:shadow-offset-x="0cm" draw:shadow-offset-y="0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eeeee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395cm" svg:height="1.067cm" svg:x="3.601cm" svg:y="3.251cm">
          <text:p text:style-name="P1">Store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" draw:id="id1" draw:layer="layout" svg:width="1.283cm" svg:height="1.245cm" svg:x="4.175cm" svg:y="1.279cm">
          <text:p text:style-name="P1">Roo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4" draw:id="id4" draw:layer="layout" svg:width="2.738cm" svg:height="1.067cm" svg:x="2.016cm" svg:y="5.267cm">
          <text:p text:style-name="P1">Movies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2.568cm" svg:height="1.067cm" svg:x="5.064cm" svg:y="5.267cm">
          <text:p text:style-name="P1">Books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8.641cm" svg:height="0.884cm" svg:x="2.011cm" svg:y="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626cm" svg:height="0.767cm" svg:x="2.096cm" svg:y="7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625cm" svg:height="0.767cm" svg:x="3.807cm" svg:y="7.032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625cm" svg:height="0.767cm" svg:x="5.519cm" svg:y="7.032cm">
          <text:p text:style-name="P1">-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1.625cm" svg:height="0.767cm" svg:x="7.23cm" svg:y="7.032cm">
          <text:p text:style-name="P1">-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626cm" svg:height="0.767cm" svg:x="8.941cm" svg:y="7.032cm">
          <text:p text:style-name="P1">-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curve" svg:x1="4.817cm" svg:y1="2.524cm" svg:x2="4.799cm" svg:y2="3.251cm" draw:start-shape="id1" draw:start-glue-point="8" draw:end-shape="id2" draw:end-glue-point="4" svg:d="M4817 2524c0 544-18 181-18 727" svg:viewBox="0 0 19 728">
          <text:p/>
        </draw:connector>
        <draw:connector draw:style-name="gr9" draw:text-style-name="P3" draw:layer="layout" draw:type="curve" svg:x1="5.996cm" svg:y1="4.318cm" svg:x2="6.348cm" svg:y2="5.267cm" draw:start-shape="id2" draw:start-glue-point="8" draw:end-shape="id3" draw:end-glue-point="4" svg:d="M5996 4318c235 0 352 316 352 949" svg:viewBox="0 0 353 950">
          <text:p/>
        </draw:connector>
        <draw:connector draw:style-name="gr9" draw:text-style-name="P3" draw:layer="layout" draw:type="curve" svg:x1="3.601cm" svg:y1="4.318cm" svg:x2="3.385cm" svg:y2="5.267cm" draw:start-shape="id2" draw:start-glue-point="6" draw:end-shape="id4" draw:end-glue-point="4" svg:d="M3601 4318c-144 0-216 316-216 949" svg:viewBox="0 0 217 950">
          <text:p/>
        </draw:connector>
        <draw:connector draw:style-name="gr9" draw:text-style-name="P3" draw:layer="layout" draw:type="curve" svg:x1="6.348cm" svg:y1="6.334cm" svg:x2="6.331cm" svg:y2="6.974cm" draw:start-shape="id3" draw:start-glue-point="7" draw:end-shape="id5" draw:end-glue-point="0" svg:d="M6348 6334c0 480-17 160-17 640" svg:viewBox="0 0 18 641">
          <text:p/>
        </draw:connector>
        <draw:custom-shape draw:style-name="gr10" draw:text-style-name="P1" xml:id="id7" draw:id="id7" draw:layer="layout" svg:width="1.454cm" svg:height="0.622cm" svg:x="6.681cm" svg:y="8.499cm">
          <text:p text:style-name="P1">Auth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8" draw:id="id8" draw:layer="layout" svg:width="1.454cm" svg:height="0.622cm" svg:x="8.221cm" svg:y="8.499cm">
          <text:p text:style-name="P1">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curve" svg:x1="8.042cm" svg:y1="7.799cm" svg:x2="7.408cm" svg:y2="8.499cm" draw:start-shape="id6" draw:start-glue-point="2" draw:end-shape="id7" draw:end-glue-point="0" svg:d="M8042 7799c0 525-634 175-634 700" svg:viewBox="0 0 635 701">
          <text:p/>
        </draw:connector>
        <draw:connector draw:style-name="gr9" draw:text-style-name="P3" draw:layer="layout" draw:type="curve" svg:x1="8.042cm" svg:y1="7.799cm" svg:x2="8.948cm" svg:y2="8.499cm" draw:start-shape="id6" draw:start-glue-point="2" draw:end-shape="id8" draw:end-glue-point="0" svg:d="M8042 7799c0 525 906 175 906 700" svg:viewBox="0 0 907 701">
          <text:p/>
        </draw:connector>
        <draw:custom-shape draw:style-name="gr11" draw:text-style-name="P1" xml:id="id9" draw:id="id9" draw:layer="layout" svg:width="0.942cm" svg:height="0.978cm" svg:x="12.735cm" svg:y="4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xml:id="id10" draw:id="id10" draw:layer="layout" svg:width="0.856cm" svg:height="0.888cm" svg:x="15.73cm" svg:y="3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1" draw:id="id11" draw:layer="layout" svg:width="1.711cm" svg:height="1.601cm" svg:x="18.212cm" svg:y="4.273cm">
          <text:p text:style-name="P1">Accep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3" draw:layer="layout" draw:type="curve" draw:line-skew="0cm 0.773cm" svg:x1="13.206cm" svg:y1="4.54cm" svg:x2="15.855cm" svg:y2="4.048cm" draw:start-shape="id9" draw:start-glue-point="4" draw:end-shape="id10" draw:end-glue-point="5" svg:d="M13206 4540c0-751 1135-626 1656-561s426 69 993 69" svg:viewBox="0 0 2650 612">
          <text:p text:style-name="P1">.books</text:p>
        </draw:connector>
        <draw:connector draw:style-name="gr14" draw:text-style-name="P3" draw:layer="layout" draw:type="curve" draw:line-skew="-0.61cm 0.187cm" svg:x1="16.461cm" svg:y1="4.048cm" svg:x2="18.462cm" svg:y2="4.507cm" draw:start-shape="id10" draw:start-glue-point="11" draw:end-shape="id11" draw:end-glue-point="5" svg:d="M16461 4048c492 0 410-45 787-136s1214-228 1214 595" svg:viewBox="0 0 2002 665">
          <text:p text:style-name="P1">[-2]</text:p>
        </draw:connector>
        <draw:connector draw:style-name="gr14" draw:text-style-name="P3" draw:layer="layout" draw:type="curve" draw:line-skew="0cm 0.253cm" svg:x1="13.677cm" svg:y1="5.029cm" svg:x2="13.206cm" svg:y2="5.518cm" draw:start-shape="id9" draw:start-glue-point="10" draw:end-shape="id9" draw:end-glue-point="8" svg:d="M13677 5029c753 0 628 623 322 1028s-793 593-793-539" svg:viewBox="0 0 1033 1344">
          <text:p text:style-name="P1"><text:line-break/><text:span text:style-name="T1">..</text:span></text:p>
        </draw:connector>
        <draw:connector draw:style-name="gr14" draw:text-style-name="P3" draw:layer="layout" draw:type="curve" draw:line-skew="0.959cm" svg:x1="16.158cm" svg:y1="4.806cm" svg:x2="13.206cm" svg:y2="5.518cm" draw:start-shape="id10" draw:start-glue-point="8" draw:end-shape="id9" svg:d="M16158 4806c0 3259-2952 2903-2952 712" svg:viewBox="0 0 2953 2403">
          <text:p text:style-name="P1"><text:line-break/><text:line-break/><text:line-break/><text:line-break/><text:span text:style-name="T1">..</text:span></text:p>
        </draw:connector>
        <draw:connector draw:style-name="gr14" draw:text-style-name="P3" draw:layer="layout" draw:type="curve" draw:line-skew="1.143cm" svg:x1="19.068cm" svg:y1="5.874cm" svg:x2="13.206cm" svg:y2="5.518cm" draw:start-shape="id11" draw:start-glue-point="8" draw:end-shape="id9" draw:end-glue-point="8" svg:d="M19068 5874c0 2466-5862 2644-5862-356" svg:viewBox="0 0 5863 2229">
          <text:p text:style-name="P1"><text:line-break/><text:line-break/><text:line-break/><text:span text:style-name="T1">.. <text:s text:c="2"/>(ε)</text:span></text:p>
        </draw:connector>
        <draw:connector draw:style-name="gr14" draw:text-style-name="P3" draw:layer="layout" draw:type="curve" svg:x1="11.461cm" svg:y1="2.868cm" svg:x2="12.873cm" svg:y2="4.683cm" draw:end-shape="id9" draw:end-glue-point="5" svg:d="M11461 2868c580 0-125 1815 1412 1815" svg:viewBox="0 0 1413 1816">
          <text:p text:style-name="P1">$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1:44:58.761000000</meta:creation-date>
    <dc:date>2016-12-19T12:00:48.942000000</dc:date>
    <meta:editing-duration>PT4H44M57S</meta:editing-duration>
    <meta:editing-cycles>6</meta:editing-cycles>
    <meta:generator>LibreOffice/5.2.3.3$Windows_x86 LibreOffice_project/d54a8868f08a7b39642414cf2c8ef2f228f780cf</meta:generator>
    <meta:document-statistic meta:object-count="27"/>
  </office:meta>
</office:document-meta>
</file>